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18" calcext:value-type="float">
            <text:p>56.1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.82" calcext:value-type="float">
            <text:p>55.8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8.99" calcext:value-type="float">
            <text:p>58.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03" calcext:value-type="float">
            <text:p>55.0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9.19" calcext:value-type="float">
            <text:p>59.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.46" calcext:value-type="float">
            <text:p>68.4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.96" calcext:value-type="float">
            <text:p>68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.84" calcext:value-type="float">
            <text:p>68.8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7.8" calcext:value-type="float">
            <text:p>5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05:50.207561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11:46.736086562</dc:date>
    <meta:editing-duration>PT6M5S</meta:editing-duration>
    <meta:editing-cycles>9</meta:editing-cycles>
    <meta:document-statistic meta:table-count="1" meta:cell-count="26" meta:object-count="0"/>
  </office:meta>
</office:document-meta>
</file>